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Arial2" svg:font-family="Arial" style:font-family-generic="swiss"/>
    <style:font-face style:name="Goudy Old Style" svg:font-family="'Goudy Old Styl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officeooo:paragraph-rsid="000baf29" style:font-style-asian="italic" style:font-style-complex="italic"/>
    </style:style>
    <style:style style:name="P2" style:family="paragraph" style:parent-style-name="Text_20_body">
      <style:paragraph-properties fo:text-align="justify" style:justify-single-word="false"/>
      <style:text-properties style:text-position="0% 100%" style:font-name="Liberation Serif" fo:font-style="normal" fo:font-weight="normal" officeooo:rsid="000ab46d" officeooo:paragraph-rsid="000baf29" style:font-style-asian="normal" style:font-weight-asian="normal" style:font-style-complex="normal" style:font-weight-complex="normal"/>
    </style:style>
    <style:style style:name="P3" style:family="paragraph" style:parent-style-name="Text_20_body">
      <style:text-properties officeooo:rsid="000ab46d" officeooo:paragraph-rsid="000baf29"/>
    </style:style>
    <style:style style:name="P4" style:family="paragraph" style:parent-style-name="Text_20_body">
      <style:text-properties officeooo:paragraph-rsid="000baf29"/>
    </style:style>
    <style:style style:name="P5" style:family="paragraph" style:parent-style-name="titre1">
      <style:paragraph-properties fo:text-align="center" style:justify-single-word="false"/>
      <style:text-properties officeooo:paragraph-rsid="000baf29"/>
    </style:style>
    <style:style style:name="P6" style:family="paragraph" style:parent-style-name="term">
      <style:text-properties style:use-window-font-color="true" fo:language="en" fo:country="US" officeooo:paragraph-rsid="000baf29" fo:background-color="transparent"/>
    </style:style>
    <style:style style:name="P7" style:family="paragraph" style:parent-style-name="term">
      <style:text-properties style:use-window-font-color="true" officeooo:paragraph-rsid="000baf29" fo:background-color="transparent"/>
    </style:style>
    <style:style style:name="P8" style:family="paragraph" style:parent-style-name="term">
      <style:text-properties style:text-position="0% 100%" style:font-name="Liberation Serif" fo:font-style="normal" fo:font-weight="normal" officeooo:paragraph-rsid="000baf29" style:font-style-asian="normal" style:font-weight-asian="normal" style:font-style-complex="normal" style:font-weight-complex="normal"/>
    </style:style>
    <style:style style:name="P9" style:family="paragraph" style:parent-style-name="term">
      <style:text-properties officeooo:paragraph-rsid="000baf29"/>
    </style:style>
    <style:style style:name="P10" style:family="paragraph" style:parent-style-name="front_5f_sub">
      <style:text-properties officeooo:paragraph-rsid="000cf0af"/>
    </style:style>
    <style:style style:name="P11" style:family="paragraph" style:parent-style-name="p">
      <style:paragraph-properties>
        <style:drop-cap style:lines="3"/>
      </style:paragraph-properties>
      <style:text-properties officeooo:paragraph-rsid="000cf0af"/>
    </style:style>
    <style:style style:name="P12" style:family="paragraph" style:parent-style-name="p">
      <style:paragraph-properties>
        <style:drop-cap/>
      </style:paragraph-properties>
      <style:text-properties officeooo:paragraph-rsid="000d20c9"/>
    </style:style>
    <style:style style:name="P13" style:family="paragraph" style:parent-style-name="term" style:master-page-name="MP0">
      <style:paragraph-properties style:page-number="auto" fo:break-before="page"/>
      <style:text-properties style:use-window-font-color="true" officeooo:paragraph-rsid="000baf29" fo:background-color="transparen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2pt"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fo:font-style="normal" officeooo:rsid="000cf0af" style:font-size-asian="12pt" style:font-style-asian="normal" style:font-size-complex="12pt" style:font-style-complex="normal"/>
    </style:style>
    <style:style style:name="T7" style:family="text">
      <style:text-properties fo:font-style="italic" style:font-style-asian="italic" style:font-style-complex="italic"/>
    </style:style>
    <style:style style:name="T8" style:family="text">
      <style:text-properties fo:font-style="italic" officeooo:rsid="000ab46d" style:font-style-asian="italic" style:font-style-complex="italic"/>
    </style:style>
    <style:style style:name="T9" style:family="text">
      <style:text-properties fo:font-style="italic" officeooo:rsid="000d20c9" style:font-style-asian="italic" style:font-style-complex="italic"/>
    </style:style>
    <style:style style:name="T10" style:family="text">
      <style:text-properties fo:font-style="italic" fo:background-color="transparent" loext:char-shading-value="0" style:font-style-asian="italic" style:font-style-complex="italic"/>
    </style:style>
    <style:style style:name="T11" style:family="text">
      <style:text-properties fo:font-style="italic" officeooo:rsid="001b766b" fo:background-color="transparent" loext:char-shading-value="0"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ab46d" style:font-style-asian="normal" style:font-style-complex="normal"/>
    </style:style>
    <style:style style:name="T14" style:family="text">
      <style:text-properties fo:font-style="normal" officeooo:rsid="000d20c9" style:font-style-asian="normal" style:font-style-complex="normal"/>
    </style:style>
    <style:style style:name="T15" style:family="text">
      <style:text-properties fo:font-style="normal" fo:background-color="transparent" loext:char-shading-value="0" style:font-style-asian="normal" style:font-style-complex="normal"/>
    </style:style>
    <style:style style:name="T16" style:family="text">
      <style:text-properties fo:font-style="normal" officeooo:rsid="001b766b" fo:background-color="transparent" loext:char-shading-value="0" style:font-style-asian="normal" style:font-style-complex="normal"/>
    </style:style>
    <style:style style:name="T17" style:family="text">
      <style:text-properties fo:font-size="14pt" fo:font-style="normal" style:font-size-asian="14pt" style:font-style-asian="normal" style:font-size-complex="14pt" style:font-style-complex="normal"/>
    </style:style>
    <style:style style:name="T18" style:family="text">
      <style:text-properties style:use-window-font-color="true" fo:background-color="transparent" loext:char-shading-value="0"/>
    </style:style>
    <style:style style:name="T19" style:family="text">
      <style:text-properties style:use-window-font-color="true" fo:font-style="italic" fo:background-color="transparent" loext:char-shading-value="0" style:font-style-asian="italic" style:font-style-complex="italic"/>
    </style:style>
    <style:style style:name="T20" style:family="text">
      <style:text-properties officeooo:rsid="000ab46d"/>
    </style:style>
    <style:style style:name="T21" style:family="text">
      <style:text-properties fo:background-color="#ffff00" loext:char-shading-value="0"/>
    </style:style>
    <style:style style:name="T22" style:family="text">
      <style:text-properties officeooo:rsid="000ab46d" fo:background-color="#ffff00" loext:char-shading-value="0"/>
    </style:style>
    <style:style style:name="T23" style:family="text">
      <style:text-properties officeooo:rsid="000cf0af" fo:background-color="#ffff00" loext:char-shading-value="0"/>
    </style:style>
    <style:style style:name="T24" style:family="text">
      <style:text-properties style:text-position="0% 100%" style:font-name="Liberation Serif" fo:font-style="normal" fo:font-weight="normal" style:font-style-asian="normal" style:font-weight-asian="normal" style:font-style-complex="normal" style:font-weight-complex="normal"/>
    </style:style>
    <style:style style:name="T25" style:family="text">
      <style:text-properties style:text-position="0% 100%" style:font-name="Liberation Serif" fo:font-style="normal" fo:font-weight="normal" officeooo:rsid="000ab46d" style:font-style-asian="normal" style:font-weight-asian="normal" style:font-style-complex="normal" style:font-weight-complex="normal"/>
    </style:style>
    <style:style style:name="T26" style:family="text">
      <style:text-properties style:font-name="Times New Roman" fo:font-style="italic" officeooo:rsid="001b766b" style:font-style-asian="italic" style:font-style-complex="italic"/>
    </style:style>
    <style:style style:name="T27" style:family="text">
      <style:text-properties style:font-name="Times New Roman" officeooo:rsid="001b766b"/>
    </style:style>
    <style:style style:name="T28" style:family="text">
      <style:text-properties style:font-name="Times New Roman" fo:font-style="normal" officeooo:rsid="001b766b" style:font-style-asian="normal" style:font-style-complex="normal"/>
    </style:style>
    <style:style style:name="T29" style:family="text">
      <style:text-properties officeooo:rsid="000cf0af"/>
    </style:style>
    <style:style style:name="T30" style:family="text">
      <style:text-properties fo:font-weight="normal" style:font-weight-asian="normal" style:font-weight-complex="normal"/>
    </style:style>
    <style:style style:name="T31" style:family="text">
      <style:text-properties fo:font-weight="normal" officeooo:rsid="000cf0af" style:font-weight-asian="normal" style:font-weight-complex="normal"/>
    </style:style>
    <style:style style:name="T32" style:family="text">
      <style:text-properties fo:font-weight="normal" officeooo:rsid="000ab46d" style:font-weight-asian="normal" style:font-weight-complex="normal"/>
    </style:style>
    <style:style style:name="T33" style:family="text">
      <style:text-properties officeooo:rsid="000cf0af" style:font-weight-asian="normal" style:font-weight-complex="normal"/>
    </style:style>
    <style:style style:name="T34" style:family="text">
      <style:text-properties officeooo:rsid="000d20c9"/>
    </style:style>
    <style:style style:name="T35" style:family="text">
      <style:text-properties fo:background-color="transparent" loext:char-shading-value="0"/>
    </style:style>
    <style:style style:name="T36" style:family="text">
      <style:text-properties officeooo:rsid="001b766b"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itre : Les <text:span text:style-name="T20">heures perdues d’un cavalier francois. Revues, corrigée et augmentée par l’auteur. Dans lequel les esprits melancoliques trouveront les remedes propres pour dissiper cette fascheuse humeur. </text:span></text:p>
      <text:p text:style-name="P6">author : <text:span text:style-name="T20">Renée de Menou</text:span></text:p>
      <text:p text:style-name="P6">publisher : Sorbonne Université LABEX OBVIL</text:p>
      <text:p text:style-name="P6">issued : 2019</text:p>
      <text:p text:style-name="P6">idno : http://http://obvil.sorbonneÑuniversite.site/corpus/faceties/<text:span text:style-name="T21">cote_iii</text:span><text:span text:style-name="T23">-</text:span><text:span text:style-name="T22">c</text:span><text:span text:style-name="T23">-0</text:span><text:span text:style-name="T22">55</text:span></text:p>
      <text:p text:style-name="P7">source : <text:span text:style-name="T20">Renée de Menou</text:span>, Les <text:span text:style-name="T20">heures perdues d’un cavalier francois. Revues, corrigée et augmentée par l’auteur. Dans lequel les esprits melancoliques trouveront les remedes propres pour dissiper cette fascheuse humeur, Paris, Pierre Bienfaict, 1662, Bibliothèqye du château de Chantilly, Cabinet des livres, IIIÑCÑ055</text:span></text:p>
      <text:p text:style-name="P7">created : <text:span text:style-name="T20">1662</text:span></text:p>
      <text:p text:style-name="P7">langue : <text:span text:style-name="T20">frm</text:span></text:p>
      <text:p text:style-name="P7">lieu : [premier lieu où se passe la narration]</text:p>
      <text:p text:style-name="P9"><text:span text:style-name="T18">lieu : [deuxième lieu </text:span><text:span text:style-name="Police_20_par_20_défaut"><text:span text:style-name="T19">etc</text:span></text:span><text:span text:style-name="T18">]</text:span></text:p>
      <text:p text:style-name="P7">personnage : [premier personnage, soit nom + fonction, soit nom, soit fonction (drapière, bourgeois, curé)]</text:p>
      <text:p text:style-name="P8"><text:span text:style-name="T18">personnage : [deuxième personnage, </text:span><text:span text:style-name="Police_20_par_20_défaut"><text:span text:style-name="T19">etc.</text:span></text:span><text:span text:style-name="T18">]</text:span></text:p>
      <text:p text:style-name="P4"/>
      <text:p text:style-name="P3">&lt;front&gt;</text:p>
      <text:p text:style-name="front_5f_main"><text:span text:style-name="style_5f_uc"><text:span text:style-name="T30">les</text:span></text:span><text:span text:style-name="style_5f_uc"><text:line-break/>hevres<text:line-break/>perdves<text:line-break/></text:span><text:span text:style-name="style_5f_uc"><text:span text:style-name="T30">d’vn cavalier<text:line-break/>francois.</text:span></text:span></text:p>
      <text:p text:style-name="front_5f_sub">Reueuës, corrigées, &amp; augmentées<text:line-break/>par L’<text:span text:style-name="style_5f_sc"><text:span text:style-name="T29">Avtevr</text:span></text:span>.</text:p>
      <text:p text:style-name="front_5f_sub"/>
      <text:p text:style-name="P10"><text:span text:style-name="style_5f_i"><text:span text:style-name="T3">Dans lequel les esprits melancoliques<text:line-break/>trouveront des remedes propres<text:line-break/>pour dissiper cette fascheuse<text:line-break/>humeur.</text:span></text:span></text:p>
      <text:p text:style-name="front_5f_docImprint"><text:span text:style-name="T12">A PARIS,<text:line-break/></text:span><text:span text:style-name="T5">Chez </text:span><text:span text:style-name="style_5f_sc"><text:span text:style-name="T5">P</text:span></text:span><text:span text:style-name="style_5f_sc"><text:span text:style-name="T6">ierre</text:span></text:span><text:span text:style-name="style_5f_sc"><text:span text:style-name="T5"> B</text:span></text:span><text:span text:style-name="style_5f_sc"><text:span text:style-name="T6">ienfaict</text:span></text:span><text:span text:style-name="T5">, devant<text:line-break/></text:span><text:soft-page-break/><text:span text:style-name="T5">la Saincte Chapelle, à l’Image<text:line-break/>S. Pierre.</text:span><text:span text:style-name="T12"><text:line-break/><text:line-break/></text:span><text:span text:style-name="T17">M. DC. LXII.<text:line-break/></text:span><text:span text:style-name="pb"><text:span text:style-name="T25">[</text:span></text:span><text:span text:style-name="pb"><text:span text:style-name="T24">f. aijr</text:span></text:span><text:span text:style-name="pb"><text:span text:style-name="T25">]</text:span></text:span></text:p>
      <text:p text:style-name="P2">&lt;/front&gt;</text:p>
      <text:p text:style-name="P5"><text:span text:style-name="style_5f_uc">A<text:line-break/></text:span><text:span text:style-name="style_5f_uc"><text:span text:style-name="T20">la belle</text:span></text:span><text:span text:style-name="style_5f_uc"><text:line-break/></text:span><text:span text:style-name="style_5f_uc"><text:span text:style-name="T32">que i’ayme</text:span></text:span><text:span text:style-name="style_5f_uc"><text:span text:style-name="T30"><text:line-break/></text:span></text:span><text:span text:style-name="style_5f_uc"><text:span text:style-name="T32">mieux, ny que</text:span></text:span><text:line-break/>mon coeur, ny que<text:line-break/>mes yeux.</text:p>
      <text:p text:style-name="P1"/>
      <text:p text:style-name="P11"><text:span text:style-name="lettrine5"><text:span text:style-name="T28">M</text:span></text:span><text:span text:style-name="T12">ADAME,<text:line-break/></text:span></text:p>
      <text:p text:style-name="P12"><text:span text:style-name="T12">Ie n’estime point d’heures<text:line-break/>plus perdües que celles qu’on laisse<text:line-break/>passer sans rien faire. C’est pourquoy<text:line-break/>encore que ce Messager porte ce tiltre<text:line-break/>sur le front, n’estimez pourtant pas<text:line-break/>que luy ayant commandé de voir le <text:line-break/>iour sous l’adveu de vostre beau nom,<text:line-break/>ie les aye inutilement coulées le metÑ<text:line-break/>tant au monde. La cause seule qui me <text:line-break/>la fait qualifier de la sorte, est que ie<text:line-break/></text:span><text:span text:style-name="pb"><text:span text:style-name="T13">[</text:span></text:span><text:span text:style-name="pb"><text:span text:style-name="T12">f. aijv</text:span></text:span><text:span text:style-name="pb"><text:span text:style-name="T13">]</text:span></text:span><text:span text:style-name="T12"><text:line-break/>tiens tout le temps auquel ie ne iouys<text:line-break/>point des douceurs de vostre presence<text:line-break/>pour perdu. Et celuy mesmes que i’ay <text:line-break/>emplyé à faire viure ce liuret, si ce<text:line-break/>n’est que vous y rencontriez quelque<text:line-break/>gaillardise qui vous fasse rire. Car ceÑ<text:line-break/>la arrivant, ie croiray non seulement <text:line-break/>les heures, mais les iours heureux, <text:line-break/>que i’ay donnez à cet ouvrage ; &amp; si<text:line-break/>le contentement que vous prendrez en <text:line-break/>y voyant les gentilles aduentures de <text:line-break/>quelques Amants, r’adoucit vostre <text:line-break/>courage à m’en faire gouster de semÑ<text:line-break/>blables, i’estimeray ces heures si<text:line-break/>agreables, qu’au lieu de les nomÑ<text:line-break/></text:span><text:soft-page-break/><text:span text:style-name="T12">mer perduës, ie les appelleray cheres, <text:line-break/>&amp; b</text:span><text:span text:style-name="T15">ien</text:span><text:span text:style-name="T16">-</text:span><text:span text:style-name="T15">aymées, pu</text:span><text:span text:style-name="T12">is que la libre<text:line-break/>possession de vos bonnes graces, est la<text:line-break/>chose la plus aymable que reconnoisse<text:line-break/>en ce monde, <text:line-break/><text:line-break/></text:span><text:span text:style-name="T14">(D)</text:span><text:span text:style-name="T12">MADAME,<text:line-break/></text:span><text:span text:style-name="T14">(D)(D)(D)</text:span><text:span text:style-name="T12">Vostre tres humble<text:line-break/></text:span><text:span text:style-name="T14">(D)(D)(D)</text:span><text:span text:style-name="T12">seruiteur, R.D.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Arial2" svg:font-family="Arial" style:font-family-generic="swiss"/>
    <style:font-face style:name="Goudy Old Style" svg:font-family="'Goudy Old Styl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cfe7f5"/>
      <style:paragraph-properties fo:margin-top="0.423cm" fo:margin-bottom="0.212cm" loext:contextual-spacing="false" fo:text-align="center" style:justify-single-word="false" fo:background-color="transparent"/>
      <style:text-properties fo:color="#330099" style:font-name="Goudy Old Style" fo:font-family="'Goudy Old Style'" style:font-pitch="variable" fo:font-size="115%" fo:font-weight="bold" style:font-size-asian="130%" style:font-weight-asian="bold" style:font-size-complex="130%" style:font-weight-complex="normal"/>
    </style:style>
    <style:style style:name="term" style:family="paragraph" style:parent-style-name="Standard">
      <loext:graphic-properties draw:fill="solid" draw:fill-color="#dddddd" draw:opacity="100%"/>
      <style:paragraph-properties fo:hyphenation-ladder-count="no-limit" fo:background-color="#dddddd" fo:padding="0cm" fo:border="0.26pt solid #000000" style:shadow="none"/>
      <style:text-properties style:font-name="Arial Unicode MS" fo:font-family="'Arial Unicode MS'" style:font-family-generic="swiss" style:font-pitch="variable" fo:hyphenate="false" fo:hyphenation-remain-char-count="2" fo:hyphenation-push-char-count="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re1" style:family="paragraph" style:parent-style-name="Heading_20_2" style:default-outline-level="" style:list-style-name="">
      <loext:graphic-properties draw:fill="none" draw:fill-color="#cfe7f5"/>
      <style:paragraph-properties fo:background-color="transparent" fo:padding="0.049cm" fo:border="none"/>
      <style:text-properties fo:color="#ff4000" fo:font-size="16pt" fo:font-style="normal" fo:font-weight="bold"/>
    </style:style>
    <style:style style:name="front_5f_main" style:display-name="front_main" style:family="paragraph" style:parent-style-name="Text_20_body">
      <loext:graphic-properties draw:fill="none" draw:fill-color="#9999ff"/>
      <style:paragraph-properties fo:text-align="center" style:justify-single-word="false" fo:hyphenation-ladder-count="no-limit" fo:background-color="transparent" fo:padding="0.101cm" fo:border="0.06pt solid #ff0000"/>
      <style:text-properties style:use-window-font-color="true" fo:font-size="32pt" fo:font-weight="bold" fo:background-color="transparent" style:font-size-asian="32pt" style:font-size-complex="32pt" fo:hyphenate="false" fo:hyphenation-remain-char-count="2" fo:hyphenation-push-char-count="2"/>
    </style:style>
    <style:style style:name="front_5f_sub" style:display-name="front_sub" style:family="paragraph" style:parent-style-name="front_5f_main">
      <loext:graphic-properties draw:fill="none" draw:fill-color="#cfe7f5"/>
      <style:paragraph-properties fo:background-color="transparent" fo:padding="0.101cm" fo:border="0.06pt solid #bf0041"/>
      <style:text-properties fo:font-size="20pt"/>
    </style:style>
    <style:style style:name="front_5f_docImprint" style:display-name="front_docImprint" style:family="paragraph" style:parent-style-name="front_5f_main">
      <style:paragraph-properties fo:padding="0.101cm" fo:border="0.06pt solid #158466"/>
    </style:style>
    <style:style style:name="Normal" style:family="paragraph">
      <style:paragraph-properties fo:hyphenation-ladder-count="no-limit"/>
      <style:text-properties fo:hyphenate="false" fo:hyphenation-remain-char-count="2" fo:hyphenation-push-char-count="2"/>
    </style:style>
    <style:style style:name="p" style:family="paragraph" style:parent-style-name="Normal">
      <style:paragraph-properties fo:hyphenation-ladder-count="no-limit" style:border-line-width-left="0.004cm 0.004cm 0.004cm" fo:padding-left="0.199cm" fo:padding-right="0.199cm" fo:padding-top="0.101cm" fo:padding-bottom="0.101cm" fo:border-left="0.31pt double #2a6099" fo:border-right="none" fo:border-top="none" fo:border-bottom="none"/>
      <style:text-properties style:font-name="Times New Roman" fo:font-family="'Times New Roman'" style:font-family-generic="roman" style:font-pitch="variable" fo:hyphenate="false" fo:hyphenation-remain-char-count="2" fo:hyphenation-push-char-count="2"/>
    </style:style>
    <style:style style:name="Drop_20_Caps" style:display-name="Drop Caps" style:family="text">
      <style:text-properties fo:color="#ffffff" fo:font-size="200%" fo:background-color="#000000" style:font-size-asian="10.5pt"/>
    </style:style>
    <style:style style:name="Police_20_par_20_défaut" style:display-name="Police par défaut" style:family="text"/>
    <style:style style:name="style_5f_uc" style:display-name="style_uc" style:family="text">
      <style:text-properties fo:font-variant="small-caps" style:use-window-font-color="true" fo:font-weight="bold" fo:background-color="#ffdbb6"/>
    </style:style>
    <style:style style:name="pb" style:family="text">
      <style:text-properties style:text-underline-style="solid" style:text-underline-width="auto" style:text-underline-color="font-color"/>
    </style:style>
    <style:style style:name="Sans_20_nom1" style:display-name="Sans nom1" style:family="text" style:parent-style-name="style_5f_uc">
      <style:text-properties style:use-window-font-color="true" fo:background-color="#ffffd7"/>
    </style:style>
    <style:style style:name="lettrine5" style:family="text">
      <style:text-properties style:use-window-font-color="true" fo:font-weight="bold" fo:background-color="#ffffff"/>
    </style:style>
    <style:style style:name="style_5f_sc" style:display-name="style_sc" style:family="text" style:parent-style-name="style_5f_uc">
      <style:text-properties fo:font-variant="small-caps" fo:background-color="#e0c2cd"/>
    </style:style>
    <style:style style:name="style_5f_i" style:display-name="style_i" style:family="text">
      <style:text-properties fo:font-style="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ne Bineau</meta:initial-creator>
    <meta:creation-date>2019-05-24T10:37:50.77</meta:creation-date>
    <dc:date>2019-06-21T16:10:50.978000000</dc:date>
    <meta:editing-duration>PT1H10M52S</meta:editing-duration>
    <meta:editing-cycles>5</meta:editing-cycles>
    <meta:generator>LibreOffice/6.2.4.2$Windows_X86_64 LibreOffice_project/2412653d852ce75f65fbfa83fb7e7b669a126d64</meta:generator>
    <meta:document-statistic meta:table-count="0" meta:image-count="0" meta:object-count="0" meta:page-count="3" meta:paragraph-count="21" meta:word-count="390" meta:character-count="2482" meta:non-whitespace-character-count="2099"/>
  </office:meta>
</office:document-meta>
</file>